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6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6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6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6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6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6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6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6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style-name="ce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style-name="ce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6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6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6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6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.L13:.L21])" office:value-type="float" office:value="1064.18" calcext:value-type="float">
            <text:p>1064.18</text:p>
          </table:table-cell>
          <table:table-cell table:number-columns-repeated="7"/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5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10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SUM([Bought.C92:.C102])" office:value-type="float" office:value="485.56" calcext:value-type="float">
            <text:p>485.56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485.56" calcext:value-type="float">
            <text:p>485.56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578.62" calcext:value-type="float">
            <text:p>578.62</text:p>
          </table:table-cell>
        </table:table-row>
      </table:table>
      <table:named-expressions/>
      <table:database-ranges>
        <table:database-range table:name="__Anonymous_Sheet_DB__1" table:target-range-address="Selling.A1:Selling.H2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19:43:05.879975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25T19:56:08.962917885</dc:date>
    <meta:editing-duration>P1DT11H50M49S</meta:editing-duration>
    <meta:editing-cycles>96</meta:editing-cycles>
    <meta:generator>LibreOffice/5.1.4.2$Linux_X86_64 LibreOffice_project/10m0$Build-2</meta:generator>
    <meta:document-statistic meta:table-count="5" meta:cell-count="1324" meta:object-count="0"/>
  </office:meta>
</office:document-meta>
</file>